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27T14:00:08</dc:date>
    <dc:creator>Tyler Hayes</dc:creator>
    <meta:editing-duration>PT9H1M59S</meta:editing-duration>
    <meta:editing-cycles>123</meta:editing-cycles>
    <meta:generator>LibreOffice/3.5$Linux_X86_64 LibreOffice_project/350m1$Build-2</meta:generator>
    <meta:document-statistic meta:object-count="517"/>
  </office:meta>
</office:document-meta>
</file>